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0a2cbc" officeooo:paragraph-rsid="001e8c49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5398f" officeooo:paragraph-rsid="001e8c4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90af3" officeooo:paragraph-rsid="001e8c4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f699e" officeooo:paragraph-rsid="001e8c49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ebc1b" officeooo:paragraph-rsid="001e8c49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1f384" officeooo:paragraph-rsid="001e8c49" style:font-size-asian="16pt" style:font-weight-asian="normal" style:font-size-complex="16pt" style:font-weight-complex="normal"/>
    </style:style>
    <style:style style:name="T1" style:family="text">
      <style:text-properties officeooo:rsid="000bb146"/>
    </style:style>
    <style:style style:name="T2" style:family="text">
      <style:text-properties officeooo:rsid="000a2cbc"/>
    </style:style>
    <style:style style:name="T3" style:family="text">
      <style:text-properties officeooo:rsid="000ebc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lo Jafar , </text:p>
      <text:p text:style-name="P2"/>
      <text:p text:style-name="P2">Today we have worked on following modules. Please check the link below. </text:p>
      <text:p text:style-name="P2"/>
      <text:p text:style-name="P2">------------------------------------------------------------------------------------------</text:p>
      <text:p text:style-name="P2">Admin Panel Section :- </text:p>
      <text:p text:style-name="P2"/>
      <text:p text:style-name="P2">Url :- http://www.jobider.com/webadmin <text:s text:c="2"/></text:p>
      <text:p text:style-name="P2"/>
      <text:p text:style-name="P2">Credentials For Admin Login :- </text:p>
      <text:p text:style-name="P2"/>
      <text:p text:style-name="P2">Username :- admin </text:p>
      <text:p text:style-name="P2"/>
      <text:p text:style-name="P2">Password :- admin </text:p>
      <text:p text:style-name="P2"/>
      <text:p text:style-name="P2">------------------------------------------------------------------------------------------</text:p>
      <text:p text:style-name="P2"/>
      <text:p text:style-name="P2">Frontend Section :- </text:p>
      <text:p text:style-name="P2"/>
      <text:p text:style-name="P2">Url :- http://www.jobider.com <text:s text:c="2"/></text:p>
      <text:p text:style-name="P2"/>
      <text:p text:style-name="P2">For Freelancer Section :- </text:p>
      <text:p text:style-name="P2"/>
      <text:p text:style-name="P2">Url :- <text:s/>http://www.jobider.com/login </text:p>
      <text:p text:style-name="P2"/>
      <text:p text:style-name="P2">Credentials For Freelancer Login :- </text:p>
      <text:p text:style-name="P2"/>
      <text:p text:style-name="P2">Username :- skamboj261@gmail.com <text:s/></text:p>
      <text:p text:style-name="P2"/>
      <text:p text:style-name="P2">Password :- 123456 </text:p>
      <text:p text:style-name="P2"/>
      <text:p text:style-name="P2">------------------------------------------------------------------------------------------</text:p>
      <text:p text:style-name="P2"/>
      <text:p text:style-name="P2">For Client Section :- <text:s/></text:p>
      <text:p text:style-name="P2"/>
      <text:p text:style-name="P2">Url :- http://www.jobider.com/login </text:p>
      <text:p text:style-name="P2"/>
      <text:p text:style-name="P2">Credentials For Client Login :- </text:p>
      <text:p text:style-name="P2"/>
      <text:p text:style-name="P2"><text:soft-page-break/>Username :- kalras483@gmail.com <text:s/><text:tab/> </text:p>
      <text:p text:style-name="P2"/>
      <text:p text:style-name="P2">Password :- 123456 </text:p>
      <text:p text:style-name="P2"/>
      <text:p text:style-name="P2">------------------------------------------------------------------------------------------</text:p>
      <text:p text:style-name="P3"/>
      <text:p text:style-name="P4">FRONT SECTION </text:p>
      <text:p text:style-name="P4"/>
      <text:p text:style-name="P4">On Home Page when you click on Particular Category under "Find talented freelancers ready to" section <text:s/>then you will Redirect on this page, </text:p>
      <text:p text:style-name="P4"/>
      <text:p text:style-name="P4">Link:- http://www.jobider.com/home/top3_developer/6 </text:p>
      <text:p text:style-name="P4"/>
      <text:p text:style-name="P4">Here we have make some Changes in this section. </text:p>
      <text:p text:style-name="P4"/>
      <text:p text:style-name="P4">=====================================================</text:p>
      <text:p text:style-name="P3"/>
      <text:p text:style-name="P3">For Client Section :- </text:p>
      <text:p text:style-name="P3"/>
      <text:p text:style-name="P3">When you logged in client account, it will redirect on page like , </text:p>
      <text:p text:style-name="P3"/>
      <text:p text:style-name="P3">Url :- <text:a xlink:type="simple" xlink:href="http://jobider.com/client">http://jobider.com/client</text:a> <text:s/></text:p>
      <text:p text:style-name="P3"/>
      <text:p text:style-name="P3">When you click <text:s/>on the “job payment” in the left sidebar, it will redirect on </text:p>
      <text:p text:style-name="P3"/>
      <text:p text:style-name="P3">page like :- <text:s/></text:p>
      <text:p text:style-name="P3"/>
      <text:p text:style-name="P3">Url :- <text:a xlink:type="simple" xlink:href="http://jobider.com/client/job_payment">http://jobider.com/client/job_payment</text:a> </text:p>
      <text:p text:style-name="P3"/>
      <text:p text:style-name="P3">Here you will show the detail of jobs, which have hired the freelancer's. </text:p>
      <text:p text:style-name="P3"/>
      <text:p text:style-name="P3">If you have no <text:s/><text:span text:style-name="T1">job </text:span>detail <text:s/>then the error message like “No Jobs(s) Found” </text:p>
      <text:p text:style-name="P3"/>
      <text:p text:style-name="P3">will be show.</text:p>
      <text:p text:style-name="P3"/>
      <text:p text:style-name="P3">When you click on the “view milestones”, it will redirect on page like :- </text:p>
      <text:p text:style-name="P3"/>
      <text:p text:style-name="P3">Url:- <text:a xlink:type="simple" xlink:href="http://jobider.com/client/view_milestones/19">http://jobider.com/client/view_milestones/19</text:a> </text:p>
      <text:p text:style-name="P3"/>
      <text:p text:style-name="P3"><text:soft-page-break/>Here you will show all milestones for these particular id, if you pay the</text:p>
      <text:p text:style-name="P3"/>
      <text:p text:style-name="P3"><text:s/>payment of milestone then button is “disabled” and “status” is “paid”. </text:p>
      <text:p text:style-name="P3"/>
      <text:p text:style-name="P3">You have pay the payment of milestone only one time.</text:p>
      <text:p text:style-name="P3"/>
      <text:p text:style-name="P3">If you have no milestone detail then the error message like</text:p>
      <text:p text:style-name="P3"/>
      <text:p text:style-name="P3"><text:s/>“No Milestone(s) Found” will be show. </text:p>
      <text:p text:style-name="P3"/>
      <text:p text:style-name="P3">If you have not pay the payment then the status is either “ongoing” or</text:p>
      <text:p text:style-name="P3"/>
      <text:p text:style-name="P3"><text:s/>“outstanding”, when you click on the “pay now ” button a popup will</text:p>
      <text:p text:style-name="P3"/>
      <text:p text:style-name="P3"><text:s/>appear like :- </text:p>
      <text:p text:style-name="P3"/>
      <text:p text:style-name="P3">Url :- <text:s/><text:a xlink:type="simple" xlink:href="https://nimbus.everhelper.me/client/notes/share/220971/RTlsXn6TC58yrLRidw9KxyiKxRmQha2v/"><text:span text:style-name="T2">https://nimbus.everhelper.me/client/notes/share/220971/RTlsXn6TC58yrLRidw9KxyiKxRmQha2v/</text:span></text:a><text:span text:style-name="T2"> </text:span></text:p>
      <text:p text:style-name="P3"/>
      <text:p text:style-name="P1">if you select “check out with paypal” then the paypal form will display like </text:p>
      <text:p text:style-name="P1"/>
      <text:p text:style-name="P1">Url:- <text:a xlink:type="simple" xlink:href="https://nimbus.everhelper.me/client/notes/share/220977/fEpFNiAiLlhVyQDGkTsN2pTCPlIdGpTZ/">https://nimbus.everhelper.me/client/notes/share/220977/fEpFNiAiLlhVyQDGkTsN2pTCPlIdGpTZ/</text:a> </text:p>
      <text:p text:style-name="P1"/>
      <text:p text:style-name="P1">when you click on “pay now” button , it will redirect on the paypal page,</text:p>
      <text:p text:style-name="P1"/>
      <text:p text:style-name="P1"><text:s/>where when complete the paypal process, then it will redirect on page like</text:p>
      <text:p text:style-name="P1"/>
      <text:p text:style-name="P1">Url :- <text:a xlink:type="simple" xlink:href="http://jobider.com/client/transactionHistory">http://jobider.com/client/transactionHistory</text:a> </text:p>
      <text:p text:style-name="P1"/>
      <text:p text:style-name="P1">If you select the “credit card”, the credit card form will display like :- </text:p>
      <text:p text:style-name="P1"/>
      <text:p text:style-name="P1">Url :- <text:a xlink:type="simple" xlink:href="https://nimbus.everhelper.me/client/notes/share/220984/oTC94yAcqCsl8GagdcO94aqO8s0XKn0O/">https://nimbus.everhelper.me/client/notes/share/220984/oTC94yAcqCsl8GagdcO94aqO8s0XKn0O/</text:a> </text:p>
      <text:p text:style-name="P1"/>
      <text:p text:style-name="P1">if you enter the all details of credit card and click on “ pay now” button , </text:p>
      <text:p text:style-name="P1"><text:soft-page-break/></text:p>
      <text:p text:style-name="P1">it will redirect on page like :- </text:p>
      <text:p text:style-name="P3"/>
      <text:p text:style-name="P1">Url :- <text:a xlink:type="simple" xlink:href="http://jobider.com/client/transactionHistory">http://jobider.com/client/transactionHistory</text:a> <text:s/></text:p>
      <text:p text:style-name="P1"/>
      <text:p text:style-name="P5">Here you will show all the transaction of client for hiring freelancer. </text:p>
      <text:p text:style-name="P5"/>
      <text:p text:style-name="P3">2. After logged in with client user, it will redirect on page like , </text:p>
      <text:p text:style-name="P3"/>
      <text:p text:style-name="P3">Url :-http://www.jobider.com/client <text:s text:c="2"/></text:p>
      <text:p text:style-name="P3"/>
      <text:p text:style-name="P3">Here when you click on the "job title", it will redirect on page like , </text:p>
      <text:p text:style-name="P3"/>
      <text:p text:style-name="P3">Url :- http://jobider.com/client/view_details/19 </text:p>
      <text:p text:style-name="P3"/>
      <text:p text:style-name="P3">Here you will show those freelancer's which have invited or also apply for</text:p>
      <text:p text:style-name="P3"/>
      <text:p text:style-name="P3"><text:s/>these jobs. when you click on "view detail" button </text:p>
      <text:p text:style-name="P3"/>
      <text:p text:style-name="P3"><text:s text:c="2"/>it will redirect on page like , </text:p>
      <text:p text:style-name="P3"/>
      <text:p text:style-name="P3">Url :- http://jobider.com/client/job_application/3/19 </text:p>
      <text:p text:style-name="P3"/>
      <text:p text:style-name="P3">here you will show the detail oif invited or applied freelancer,</text:p>
      <text:p text:style-name="P3"/>
      <text:p text:style-name="P3"><text:s/>when you click on the "hire " button, it will redirect on page like, </text:p>
      <text:p text:style-name="P3"/>
      <text:p text:style-name="P3">Url :- http://jobider.com/client/contract/3/19 </text:p>
      <text:p text:style-name="P3"/>
      <text:p text:style-name="P3">Here you will show contract detail and <text:s/>you select the duration of contract, <text:s/></text:p>
      <text:p text:style-name="P3"/>
      <text:p text:style-name="P3">and paticular job will be selected in the drop down, </text:p>
      <text:p text:style-name="P3"/>
      <text:p text:style-name="P3">you will select the other job and when you select the </text:p>
      <text:p text:style-name="P3"/>
      <text:p text:style-name="P3">"choose a existing job", and click on the "hire" button , </text:p>
      <text:p text:style-name="P3"/>
      <text:p text:style-name="P3">it will redirect on page like, </text:p>
      <text:p text:style-name="P3"/>
      <text:p text:style-name="P3"><text:soft-page-break/>Url :- http://jobider.com/client/review_hire </text:p>
      <text:p text:style-name="P3"/>
      <text:p text:style-name="P3">and you select the "create a new job" and click on the "post" button, </text:p>
      <text:p text:style-name="P3"/>
      <text:p text:style-name="P3">you have post a new job , </text:p>
      <text:p text:style-name="P3"/>
      <text:p text:style-name="P3">Note:- If you have hired the <text:s/>particular freelancer for these particular job</text:p>
      <text:p text:style-name="P3"/>
      <text:p text:style-name="P3"><text:s/>and again you have hired these freelancer for these particular job , </text:p>
      <text:p text:style-name="P3"/>
      <text:p text:style-name="P3">so you have not hired, you have hired particular freelancer for particular </text:p>
      <text:p text:style-name="P3"/>
      <text:p text:style-name="P3">job at one time. </text:p>
      <text:p text:style-name="P3"/>
      <text:p text:style-name="P3">when you redirect on the page (http://jobider.com/client/review_hire ) </text:p>
      <text:p text:style-name="P3"/>
      <text:p text:style-name="P3">after clicking on the "hire" button for "choose a existing job" , </text:p>
      <text:p text:style-name="P3"/>
      <text:p text:style-name="P3">here you will show the "company detail" or "contractor detail"</text:p>
      <text:p text:style-name="P3"/>
      <text:p text:style-name="P3"><text:s/>when you click on the "submit review" it will redierct on page like, </text:p>
      <text:p text:style-name="P3"/>
      <text:p text:style-name="P3">url :- <text:s/>http://jobider.com/client/milestone </text:p>
      <text:p text:style-name="P3"/>
      <text:p text:style-name="P3">Here you will show the <text:s/><text:span text:style-name="T3">job </text:span>information <text:s/>, you have three option for pay the payment <text:s/><text:span text:style-name="T3">for <text:s/>hiring freelancer </text:span><text:s/>like :- </text:p>
      <text:p text:style-name="P3"/>
      <text:p text:style-name="P3">1. if you have not <text:s/>pay with milestones and not pay with full payment , then you will pay <text:s/>the "upfront payment", </text:p>
      <text:p text:style-name="P3"/>
      <text:p text:style-name="P3">you will enter the amount according to you and click on the pay button . a pop up will appear :- </text:p>
      <text:p text:style-name="P3"/>
      <text:p text:style-name="P3">Link :- <text:a xlink:type="simple" xlink:href="https://nimbus.everhelper.me/client/notes/share/221725/yIe7Skz4wh7tQMgoMEH3XsPXgwvuRXO1/"><text:span text:style-name="T3">https://nimbus.everhelper.me/client/notes/share/221725/yIe7Skz4wh7tQMgoMEH3XsPXgwvuRXO1/</text:span></text:a><text:span text:style-name="T3"> </text:span></text:p>
      <text:p text:style-name="P3"/>
      <text:p text:style-name="P5">when you select the “check out with paypal”, the paypal form will dispaly </text:p>
      <text:p text:style-name="P5"/>
      <text:p text:style-name="P5"><text:soft-page-break/>Link :- <text:a xlink:type="simple" xlink:href="https://nimbus.everhelper.me/client/notes/share/221726/a58Q1GCATz2L835VEC45WRbSeIs0oNvb/">https://nimbus.everhelper.me/client/notes/share/221726/a58Q1GCATz2L835VEC45WRbSeIs0oNvb/</text:a> </text:p>
      <text:p text:style-name="P3"/>
      <text:p text:style-name="P5">when you click on the “pay now” button it will redirect on “paypal page”, </text:p>
      <text:p text:style-name="P5"/>
      <text:p text:style-name="P5">after complete the process of paypal it will redirect on page like :- </text:p>
      <text:p text:style-name="P5"/>
      <text:p text:style-name="P5">Link :- <text:a xlink:type="simple" xlink:href="http://jobider.com/client/milestone">http://jobider.com/client/milestone</text:a> </text:p>
      <text:p text:style-name="P5"/>
      <text:p text:style-name="P5">In this page when you click on the “complete hire” button , </text:p>
      <text:p text:style-name="P5"/>
      <text:p text:style-name="P5">it will redirect on page like </text:p>
      <text:p text:style-name="P3"/>
      <text:p text:style-name="P3">Link :- http://jobider.com/client/manageMyTeam </text:p>
      <text:p text:style-name="P3"/>
      <text:p text:style-name="P4">In this page you will show the hired freelancer's. </text:p>
      <text:p text:style-name="P3"/>
      <text:p text:style-name="P4">if you select the “credit card” , the credit card form will display like :- </text:p>
      <text:p text:style-name="P4"/>
      <text:p text:style-name="P4">Link :- <text:a xlink:type="simple" xlink:href="https://nimbus.everhelper.me/client/notes/share/221732/IcaaPVl7cAyhuxXAbTmKAz2wQCsJFCSF/">https://nimbus.everhelper.me/client/notes/share/221732/IcaaPVl7cAyhuxXAbTmKAz2wQCsJFCSF/</text:a> </text:p>
      <text:p text:style-name="P4"/>
      <text:p text:style-name="P4">when you fill the detail of credit card and click on “pay now ” button , </text:p>
      <text:p text:style-name="P4"/>
      <text:p text:style-name="P4">it will redirect on page like :- </text:p>
      <text:p text:style-name="P4"/>
      <text:p text:style-name="P3">Link :- http://jobider.com/client/milestone </text:p>
      <text:p text:style-name="P3"/>
      <text:p text:style-name="P3"><text:s/>here when you click on the "complete hire" button ,</text:p>
      <text:p text:style-name="P3"/>
      <text:p text:style-name="P3">it will redirect on page like :-</text:p>
      <text:p text:style-name="P3"/>
      <text:p text:style-name="P3">Url :- http://jobider.com/client/manageMyTeam </text:p>
      <text:p text:style-name="P3"/>
      <text:p text:style-name="P4">In this page you will show the hired freelancer's. </text:p>
      <text:p text:style-name="P3"/>
      <text:p text:style-name="P3">2. If you pay with milestone so you will select the "add milestones", th<text:span text:style-name="T3">e</text:span> <text:soft-page-break/>button will change with like :- </text:p>
      <text:p text:style-name="P3"/>
      <text:p text:style-name="P3">Link :- <text:a xlink:type="simple" xlink:href="https://nimbus.everhelper.me/client/notes/share/218691/wuWWiBIyiMgSZE3AM4Z6MFIgwvxzvxBS/">https://nimbus.everhelper.me/client/notes/share/218691/wuWWiBIyiMgSZE3AM4Z6MFIgwvxzvxBS/</text:a> <text:s/></text:p>
      <text:p text:style-name="P3"/>
      <text:p text:style-name="P3">when you click on the "add milestones" a pop up will display like , </text:p>
      <text:p text:style-name="P3"/>
      <text:p text:style-name="P3">Link :- <text:a xlink:type="simple" xlink:href="https://nimbus.everhelper.me/client/notes/share/218693/LSxHlAg4N4l1XQ2K55S9R0nbMLQUR3lz/">https://nimbus.everhelper.me/client/notes/share/218693/LSxHlAg4N4l1XQ2K55S9R0nbMLQUR3lz/</text:a> <text:s text:c="2"/></text:p>
      <text:p text:style-name="P3"/>
      <text:p text:style-name="P3">you will fill the detail of milestone and click on the "add" button, and also click on the "complete hire ",button it will redirect on page like , </text:p>
      <text:p text:style-name="P3"/>
      <text:p text:style-name="P3">Url :- http://jobider.com/client/manageMyTeam </text:p>
      <text:p text:style-name="P3"/>
      <text:p text:style-name="P4">In this page you will show the hired freelancer's. </text:p>
      <text:p text:style-name="P3"/>
      <text:p text:style-name="P3">Note :- the payment of milestone will pay on <text:s/>“<text:span text:style-name="T3">job payment</text:span>” <text:span text:style-name="T3">page and the process of milestone payment will be mentioned in above section like (1)</text:span> . </text:p>
      <text:p text:style-name="P3"/>
      <text:p text:style-name="P3">3. if you pay the full payment you will select the "full payment" , the button will chage like, </text:p>
      <text:p text:style-name="P3"/>
      <text:p text:style-name="P3">Link :- <text:bookmark-start text:name="__DdeLink__1155_1720935871"/><text:a xlink:type="simple" xlink:href="https://nimbus.everhelper.me/client/notes/share/218704/O0qFUDOziGEg3AB4mcL4BHbkcOZqDCc3/">https://nimbus.everhelper.me/client/notes/share/218704/O0qFUDOziGEg3AB4mcL4BHbkcOZqDCc3/</text:a> <text:bookmark-end text:name="__DdeLink__1155_1720935871"/><text:s/></text:p>
      <text:p text:style-name="P3"/>
      <text:p text:style-name="P3">when you click on the "pay now " a popup will appear like , </text:p>
      <text:p text:style-name="P3"/>
      <text:p text:style-name="P3">Link :- <text:a xlink:type="simple" xlink:href="https://nimbus.everhelper.me/client/notes/share/221730/yH9CUpyKRH1ysT3biRqrO7KAIcVDBXxU/"><text:span text:style-name="T3">https://nimbus.everhelper.me/client/notes/share/221730/yH9CUpyKRH1ysT3biRqrO7KAIcVDBXxU/</text:span></text:a><text:span text:style-name="T3"> </text:span></text:p>
      <text:p text:style-name="P3"/>
      <text:p text:style-name="P3">when you <text:span text:style-name="T3">select </text:span><text:s/>"<text:span text:style-name="T3">check out with </text:span><text:s/>paypal" , <text:span text:style-name="T3">the paypal form will display </text:span></text:p>
      <text:p text:style-name="P3"/>
      <text:p text:style-name="P5">Link :- <text:a xlink:type="simple" xlink:href="https://nimbus.everhelper.me/client/notes/share/221731/RvkTsnhsfcr7DETqIEsWFf0LCgTpc13T/">https://nimbus.everhelper.me/client/notes/share/221731/RvkTsnhsfcr7DET</text:a><text:soft-page-break/><text:a xlink:type="simple" xlink:href="https://nimbus.everhelper.me/client/notes/share/221731/RvkTsnhsfcr7DETqIEsWFf0LCgTpc13T/">qIEsWFf0LCgTpc13T/</text:a></text:p>
      <text:p text:style-name="P5"/>
      <text:p text:style-name="P5">when you click on the “pay now bitton”, it will redirect on “paypal” page </text:p>
      <text:p text:style-name="P3"/>
      <text:p text:style-name="P5"><text:s/>after complete the process of paypal, it will redirect on page like :- </text:p>
      <text:p text:style-name="P3"/>
      <text:p text:style-name="P3">Link :- http://jobider.com/client/milestone </text:p>
      <text:p text:style-name="P3"/>
      <text:p text:style-name="P3"><text:s/>here when you click on the "complete hire" button ,</text:p>
      <text:p text:style-name="P3"/>
      <text:p text:style-name="P3">it will redirect on page like :-</text:p>
      <text:p text:style-name="P3"/>
      <text:p text:style-name="P3">Url :- http://jobider.com/client/manageMyTeam </text:p>
      <text:p text:style-name="P3"/>
      <text:p text:style-name="P4">In this page you will show the hired freelancer's. </text:p>
      <text:p text:style-name="P6"/>
      <text:p text:style-name="P4">if you select the “credit card” , the credit card form will display like :- </text:p>
      <text:p text:style-name="P4"/>
      <text:p text:style-name="P4">Link :- <text:a xlink:type="simple" xlink:href="https://nimbus.everhelper.me/client/notes/share/221732/IcaaPVl7cAyhuxXAbTmKAz2wQCsJFCSF/">https://nimbus.everhelper.me/client/notes/share/221732/IcaaPVl7cAyhuxXAbTmKAz2wQCsJFCSF/</text:a> </text:p>
      <text:p text:style-name="P4"/>
      <text:p text:style-name="P4">when you fill the detail of credit card and click on “pay now ” button , </text:p>
      <text:p text:style-name="P4"/>
      <text:p text:style-name="P4">it will redirect on page like :- </text:p>
      <text:p text:style-name="P4"/>
      <text:p text:style-name="P3">Link :- http://jobider.com/client/milestone </text:p>
      <text:p text:style-name="P3"/>
      <text:p text:style-name="P3"><text:s/>here when you click on the "complete hire" button ,</text:p>
      <text:p text:style-name="P3"/>
      <text:p text:style-name="P3">it will redirect on page like :-</text:p>
      <text:p text:style-name="P3"/>
      <text:p text:style-name="P3">Url :- http://jobider.com/client/manageMyTeam </text:p>
      <text:p text:style-name="P3"/>
      <text:p text:style-name="P4">In this page you will show the hired freelancer's. </text:p>
      <text:p text:style-name="P1"/>
      <text:p text:style-name="P1">------------------------------------------------------------------------------------- </text:p>
      <text:p text:style-name="P4">Processs:- We have worked on other tasks when completed we will update you. </text:p>
      <text:p text:style-name="P4"><text:soft-page-break/></text:p>
      <text:p text:style-name="P4">--------------------------------------------------------------------------------------</text:p>
      <text:p text:style-name="P4">Please Review And Respond Accordingly</text:p>
      <text:p text:style-name="P4"/>
      <text:p text:style-name="P4">Thanks And Regards </text:p>
      <text:p text:style-name="P4"/>
      <text:p text:style-name="P4">PNF TEAM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nf </meta:initial-creator>
    <meta:creation-date>2015-06-01T18:57:24.355037944</meta:creation-date>
    <dc:date>2015-06-01T18:57:41.828017113</dc:date>
    <dc:creator>pnf </dc:creator>
    <meta:editing-duration>P0D</meta:editing-duration>
    <meta:editing-cycles>1</meta:editing-cycles>
    <meta:document-statistic meta:table-count="0" meta:image-count="0" meta:object-count="0" meta:page-count="9" meta:paragraph-count="145" meta:word-count="1181" meta:character-count="8641" meta:non-whitespace-character-count="7433"/>
    <meta:generator>LibreOffice/4.2.8.2$Linux_x86 LibreOffice_project/420m0$Build-2</meta:generator>
  </office:meta>
</office:document-meta>
</file>